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5217in"/>
    </style:style>
    <style:style style:name="co4" style:family="table-column">
      <style:table-column-properties fo:break-before="auto" style:column-width="1.7929in"/>
    </style:style>
    <style:style style:name="co5" style:family="table-column">
      <style:table-column-properties fo:break-before="auto" style:column-width="1.3563in"/>
    </style:style>
    <style:style style:name="co6" style:family="table-column">
      <style:table-column-properties fo:break-before="auto" style:column-width="1.3634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7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B2]=MIN([.$B2:.$I2]))" style:apply-style-name="Goo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depotVT End</text:p>
          </table:table-cell>
          <table:table-cell table:style-name="Default" office:value-type="string" calcext:value-type="string">
            <text:p>depotVT both</text:p>
          </table:table-cell>
          <table:table-cell table:style-name="Default" office:value-type="string" calcext:value-type="string">
            <text:p>depotVTNoLoopEND</text:p>
          </table:table-cell>
          <table:table-cell table:style-name="Default" office:value-type="string" calcext:value-type="string">
            <text:p>depotVTNoLoopBOTH</text:p>
          </table:table-cell>
          <table:table-cell table:style-name="Default" office:value-type="string" calcext:value-type="string">
            <text:p>standalone depotVT</text:p>
          </table:table-cell>
          <table:table-cell table:style-name="Default" office:value-type="string" calcext:value-type="string">
            <text:p>depotVT End new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1_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.04" calcext:value-type="float">
            <text:p>231.04</text:p>
          </table:table-cell>
          <table:table-cell office:value-type="float" office:value="243.72" calcext:value-type="float">
            <text:p>243.72</text:p>
          </table:table-cell>
          <table:table-cell table:number-columns-repeated="2" office:value-type="float" office:value="252.97" calcext:value-type="float">
            <text:p>252.97</text:p>
          </table:table-cell>
          <table:table-cell office:value-type="float" office:value="240.28" calcext:value-type="float">
            <text:p>240.28</text:p>
          </table:table-cell>
          <table:table-cell office:value-type="float" office:value="231.04" calcext:value-type="float">
            <text:p>231.04</text:p>
          </table:table-cell>
          <table:table-cell table:number-columns-repeated="3" office:value-type="float" office:value="217.42" calcext:value-type="float">
            <text:p>217.42</text:p>
          </table:table-cell>
          <table:table-cell office:value-type="string" calcext:value-type="string">
            <text:p>Random d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.36" calcext:value-type="float">
            <text:p>211.36</text:p>
          </table:table-cell>
          <table:table-cell office:value-type="float" office:value="243.72" calcext:value-type="float">
            <text:p>243.72</text:p>
          </table:table-cell>
          <table:table-cell office:value-type="float" office:value="318.13" calcext:value-type="float">
            <text:p>318.13</text:p>
          </table:table-cell>
          <table:table-cell office:value-type="float" office:value="258.24" calcext:value-type="float">
            <text:p>258.24</text:p>
          </table:table-cell>
          <table:table-cell office:value-type="float" office:value="224.82" calcext:value-type="float">
            <text:p>224.82</text:p>
          </table:table-cell>
          <table:table-cell office:value-type="float" office:value="211.36" calcext:value-type="float">
            <text:p>211.36</text:p>
          </table:table-cell>
          <table:table-cell office:value-type="float" office:value="224.27" calcext:value-type="float">
            <text:p>224.27</text:p>
          </table:table-cell>
          <table:table-cell table:number-columns-repeated="2" office:value-type="float" office:value="219.2" calcext:value-type="float">
            <text:p>219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.31" calcext:value-type="float">
            <text:p>212.31</text:p>
          </table:table-cell>
          <table:table-cell table:number-columns-repeated="3" office:value-type="float" office:value="277.5" calcext:value-type="float">
            <text:p>277.5</text:p>
          </table:table-cell>
          <table:table-cell office:value-type="float" office:value="210.5" calcext:value-type="float">
            <text:p>210.5</text:p>
          </table:table-cell>
          <table:table-cell office:value-type="float" office:value="275.23" calcext:value-type="float">
            <text:p>275.23</text:p>
          </table:table-cell>
          <table:table-cell table:number-columns-repeated="3" office:value-type="float" office:value="214.84" calcext:value-type="float">
            <text:p>214.8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712.03" calcext:value-type="float">
            <text:p>712.03</text:p>
          </table:table-cell>
          <table:table-cell office:value-type="float" office:value="717.26" calcext:value-type="float">
            <text:p>717.26</text:p>
          </table:table-cell>
          <table:table-cell office:value-type="float" office:value="712.03" calcext:value-type="float">
            <text:p>712.03</text:p>
          </table:table-cell>
          <table:table-cell office:value-type="float" office:value="726.14" calcext:value-type="float">
            <text:p>726.14</text:p>
          </table:table-cell>
          <table:table-cell office:value-type="float" office:value="709.78" calcext:value-type="float">
            <text:p>709.78</text:p>
          </table:table-cell>
          <table:table-cell office:value-type="float" office:value="681.87" calcext:value-type="float">
            <text:p>681.87</text:p>
          </table:table-cell>
          <table:table-cell office:value-type="float" office:value="668.81" calcext:value-type="float">
            <text:p>668.81</text:p>
          </table:table-cell>
          <table:table-cell table:style-name="Accent_20_1" office:value-type="float" office:value="672.28" calcext:value-type="float">
            <text:p>672.2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3.49" calcext:value-type="float">
            <text:p>713.49</text:p>
          </table:table-cell>
          <table:table-cell office:value-type="float" office:value="717.3" calcext:value-type="float">
            <text:p>717.3</text:p>
          </table:table-cell>
          <table:table-cell office:value-type="float" office:value="743.98" calcext:value-type="float">
            <text:p>743.98</text:p>
          </table:table-cell>
          <table:table-cell office:value-type="float" office:value="724.81" calcext:value-type="float">
            <text:p>724.81</text:p>
          </table:table-cell>
          <table:table-cell office:value-type="float" office:value="667.87" calcext:value-type="float">
            <text:p>667.87</text:p>
          </table:table-cell>
          <table:table-cell office:value-type="float" office:value="714.31" calcext:value-type="float">
            <text:p>714.31</text:p>
          </table:table-cell>
          <table:table-cell office:value-type="float" office:value="622.53" calcext:value-type="float">
            <text:p>622.53</text:p>
          </table:table-cell>
          <table:table-cell office:value-type="float" office:value="630.78" calcext:value-type="float">
            <text:p>630.78</text:p>
          </table:table-cell>
          <table:table-cell table:style-name="Neutral" office:value-type="float" office:value="622.53" calcext:value-type="float">
            <text:p>622.5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65.38" calcext:value-type="float">
            <text:p>465.38</text:p>
          </table:table-cell>
          <table:table-cell office:value-type="float" office:value="481.2" calcext:value-type="float">
            <text:p>481.2</text:p>
          </table:table-cell>
          <table:table-cell office:value-type="float" office:value="466.8" calcext:value-type="float">
            <text:p>466.8</text:p>
          </table:table-cell>
          <table:table-cell office:value-type="float" office:value="494.43" calcext:value-type="float">
            <text:p>494.43</text:p>
          </table:table-cell>
          <table:table-cell office:value-type="float" office:value="495.6" calcext:value-type="float">
            <text:p>495.6</text:p>
          </table:table-cell>
          <table:table-cell office:value-type="float" office:value="465.38" calcext:value-type="float">
            <text:p>465.38</text:p>
          </table:table-cell>
          <table:table-cell office:value-type="float" office:value="445.29" calcext:value-type="float">
            <text:p>445.29</text:p>
          </table:table-cell>
          <table:table-cell office:value-type="float" office:value="435.42" calcext:value-type="float">
            <text:p>435.42</text:p>
          </table:table-cell>
          <table:table-cell table:style-name="Neutral" office:value-type="float" office:value="411.42" calcext:value-type="float">
            <text:p>411.4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7.19" calcext:value-type="float">
            <text:p>367.19</text:p>
          </table:table-cell>
          <table:table-cell office:value-type="float" office:value="322.29" calcext:value-type="float">
            <text:p>322.29</text:p>
          </table:table-cell>
          <table:table-cell office:value-type="float" office:value="367.19" calcext:value-type="float">
            <text:p>367.19</text:p>
          </table:table-cell>
          <table:table-cell office:value-type="float" office:value="342.8" calcext:value-type="float">
            <text:p>342.8</text:p>
          </table:table-cell>
          <table:table-cell office:value-type="float" office:value="338.86" calcext:value-type="float">
            <text:p>338.86</text:p>
          </table:table-cell>
          <table:table-cell office:value-type="float" office:value="367.19" calcext:value-type="float">
            <text:p>367.19</text:p>
          </table:table-cell>
          <table:table-cell office:value-type="float" office:value="310.06" calcext:value-type="float">
            <text:p>310.06</text:p>
          </table:table-cell>
          <table:table-cell office:value-type="float" office:value="309.48" calcext:value-type="float">
            <text:p>309.48</text:p>
          </table:table-cell>
          <table:table-cell table:style-name="Accent_20_1" office:value-type="float" office:value="315.86" calcext:value-type="float">
            <text:p>315.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3.89" calcext:value-type="float">
            <text:p>3433.89</text:p>
          </table:table-cell>
          <table:table-cell office:value-type="float" office:value="3448.84" calcext:value-type="float">
            <text:p>3448.84</text:p>
          </table:table-cell>
          <table:table-cell office:value-type="float" office:value="3441.3" calcext:value-type="float">
            <text:p>3441.3</text:p>
          </table:table-cell>
          <table:table-cell office:value-type="float" office:value="3432.25" calcext:value-type="float">
            <text:p>3432.25</text:p>
          </table:table-cell>
          <table:table-cell office:value-type="float" office:value="3520.97" calcext:value-type="float">
            <text:p>3520.97</text:p>
          </table:table-cell>
          <table:table-cell office:value-type="float" office:value="3433.89" calcext:value-type="float">
            <text:p>3433.89</text:p>
          </table:table-cell>
          <table:table-cell office:value-type="float" office:value="3384.92" calcext:value-type="float">
            <text:p>3384.92</text:p>
          </table:table-cell>
          <table:table-cell table:number-columns-repeated="2" office:value-type="float" office:value="3333.93" calcext:value-type="float">
            <text:p>3333.9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68.09" calcext:value-type="float">
            <text:p>2168.09</text:p>
          </table:table-cell>
          <table:table-cell office:value-type="float" office:value="2261.85" calcext:value-type="float">
            <text:p>2261.85</text:p>
          </table:table-cell>
          <table:table-cell office:value-type="float" office:value="2203.64" calcext:value-type="float">
            <text:p>2203.64</text:p>
          </table:table-cell>
          <table:table-cell office:value-type="float" office:value="2177.59" calcext:value-type="float">
            <text:p>2177.59</text:p>
          </table:table-cell>
          <table:table-cell office:value-type="float" office:value="2152.63" calcext:value-type="float">
            <text:p>2152.63</text:p>
          </table:table-cell>
          <table:table-cell office:value-type="float" office:value="2168.09" calcext:value-type="float">
            <text:p>2168.09</text:p>
          </table:table-cell>
          <table:table-cell office:value-type="float" office:value="2022.72" calcext:value-type="float">
            <text:p>2022.72</text:p>
          </table:table-cell>
          <table:table-cell office:value-type="float" office:value="1917.82" calcext:value-type="float">
            <text:p>1917.82</text:p>
          </table:table-cell>
          <table:table-cell table:style-name="Accent_20_1" office:value-type="float" office:value="1992.19" calcext:value-type="float">
            <text:p>1992.1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4.02" calcext:value-type="float">
            <text:p>1624.02</text:p>
          </table:table-cell>
          <table:table-cell office:value-type="float" office:value="1636.39" calcext:value-type="float">
            <text:p>1636.39</text:p>
          </table:table-cell>
          <table:table-cell office:value-type="float" office:value="1639.42" calcext:value-type="float">
            <text:p>1639.42</text:p>
          </table:table-cell>
          <table:table-cell office:value-type="float" office:value="1643.83" calcext:value-type="float">
            <text:p>1643.83</text:p>
          </table:table-cell>
          <table:table-cell office:value-type="float" office:value="1561.67" calcext:value-type="float">
            <text:p>1561.67</text:p>
          </table:table-cell>
          <table:table-cell office:value-type="float" office:value="1624.02" calcext:value-type="float">
            <text:p>1624.02</text:p>
          </table:table-cell>
          <table:table-cell office:value-type="float" office:value="1537.28" calcext:value-type="float">
            <text:p>1537.28</text:p>
          </table:table-cell>
          <table:table-cell office:value-type="float" office:value="1493.13" calcext:value-type="float">
            <text:p>1493.13</text:p>
          </table:table-cell>
          <table:table-cell table:style-name="Accent_20_1" office:value-type="float" office:value="1558.1" calcext:value-type="float">
            <text:p>1558.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99.36" calcext:value-type="float">
            <text:p>1199.36</text:p>
          </table:table-cell>
          <table:table-cell office:value-type="float" office:value="1211.33" calcext:value-type="float">
            <text:p>1211.33</text:p>
          </table:table-cell>
          <table:table-cell office:value-type="float" office:value="1207.95" calcext:value-type="float">
            <text:p>1207.95</text:p>
          </table:table-cell>
          <table:table-cell office:value-type="float" office:value="1199.34" calcext:value-type="float">
            <text:p>1199.34</text:p>
          </table:table-cell>
          <table:table-cell office:value-type="float" office:value="1207.81" calcext:value-type="float">
            <text:p>1207.81</text:p>
          </table:table-cell>
          <table:table-cell office:value-type="float" office:value="1199.36" calcext:value-type="float">
            <text:p>1199.36</text:p>
          </table:table-cell>
          <table:table-cell office:value-type="float" office:value="1150.55" calcext:value-type="float">
            <text:p>1150.55</text:p>
          </table:table-cell>
          <table:table-cell office:value-type="float" office:value="1145.75" calcext:value-type="float">
            <text:p>1145.75</text:p>
          </table:table-cell>
          <table:table-cell table:style-name="Neutral" office:value-type="float" office:value="1116.66" calcext:value-type="float">
            <text:p>1116.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47.98" calcext:value-type="float">
            <text:p>1247.98</text:p>
          </table:table-cell>
          <table:table-cell office:value-type="float" office:value="1290.25" calcext:value-type="float">
            <text:p>1290.25</text:p>
          </table:table-cell>
          <table:table-cell office:value-type="float" office:value="1247.98" calcext:value-type="float">
            <text:p>1247.98</text:p>
          </table:table-cell>
          <table:table-cell office:value-type="float" office:value="1337.39" calcext:value-type="float">
            <text:p>1337.39</text:p>
          </table:table-cell>
          <table:table-cell office:value-type="float" office:value="1301.47" calcext:value-type="float">
            <text:p>1301.47</text:p>
          </table:table-cell>
          <table:table-cell table:number-columns-repeated="3" office:value-type="float" office:value="1273.77" calcext:value-type="float">
            <text:p>1273.77</text:p>
          </table:table-cell>
          <table:table-cell office:value-type="string" calcext:value-type="string">
            <text:p>Regular d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331.38" calcext:value-type="float">
            <text:p>1331.38</text:p>
          </table:table-cell>
          <table:table-cell office:value-type="float" office:value="1369.04" calcext:value-type="float">
            <text:p>1369.04</text:p>
          </table:table-cell>
          <table:table-cell office:value-type="float" office:value="1331.38" calcext:value-type="float">
            <text:p>1331.38</text:p>
          </table:table-cell>
          <table:table-cell office:value-type="float" office:value="1203.78" calcext:value-type="float">
            <text:p>1203.78</text:p>
          </table:table-cell>
          <table:table-cell office:value-type="float" office:value="1213.61" calcext:value-type="float">
            <text:p>1213.61</text:p>
          </table:table-cell>
          <table:table-cell table:number-columns-repeated="3" office:value-type="float" office:value="1226.63" calcext:value-type="float">
            <text:p>1226.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6.31" calcext:value-type="float">
            <text:p>1316.31</text:p>
          </table:table-cell>
          <table:table-cell office:value-type="float" office:value="1356.31" calcext:value-type="float">
            <text:p>1356.31</text:p>
          </table:table-cell>
          <table:table-cell office:value-type="float" office:value="1319.86" calcext:value-type="float">
            <text:p>1319.86</text:p>
          </table:table-cell>
          <table:table-cell office:value-type="float" office:value="1356.31" calcext:value-type="float">
            <text:p>1356.31</text:p>
          </table:table-cell>
          <table:table-cell office:value-type="float" office:value="1250.98" calcext:value-type="float">
            <text:p>1250.98</text:p>
          </table:table-cell>
          <table:table-cell office:value-type="float" office:value="1315.19" calcext:value-type="float">
            <text:p>1315.19</text:p>
          </table:table-cell>
          <table:table-cell table:number-columns-repeated="2" office:value-type="float" office:value="1284.73" calcext:value-type="float">
            <text:p>1284.7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6.14" calcext:value-type="float">
            <text:p>1276.14</text:p>
          </table:table-cell>
          <table:table-cell office:value-type="float" office:value="1282.74" calcext:value-type="float">
            <text:p>1282.74</text:p>
          </table:table-cell>
          <table:table-cell office:value-type="float" office:value="1381.34" calcext:value-type="float">
            <text:p>1381.34</text:p>
          </table:table-cell>
          <table:table-cell office:value-type="float" office:value="1282.74" calcext:value-type="float">
            <text:p>1282.74</text:p>
          </table:table-cell>
          <table:table-cell office:value-type="float" office:value="1319.95" calcext:value-type="float">
            <text:p>1319.95</text:p>
          </table:table-cell>
          <table:table-cell office:value-type="float" office:value="1323.28" calcext:value-type="float">
            <text:p>1323.28</text:p>
          </table:table-cell>
          <table:table-cell table:number-columns-repeated="2" office:value-type="float" office:value="1347.67" calcext:value-type="float">
            <text:p>1347.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2.15" calcext:value-type="float">
            <text:p>1242.15</text:p>
          </table:table-cell>
          <table:table-cell office:value-type="float" office:value="1370.42" calcext:value-type="float">
            <text:p>1370.42</text:p>
          </table:table-cell>
          <table:table-cell office:value-type="float" office:value="1405.95" calcext:value-type="float">
            <text:p>1405.95</text:p>
          </table:table-cell>
          <table:table-cell office:value-type="float" office:value="1297.4" calcext:value-type="float">
            <text:p>1297.4</text:p>
          </table:table-cell>
          <table:table-cell office:value-type="float" office:value="1362.34" calcext:value-type="float">
            <text:p>1362.34</text:p>
          </table:table-cell>
          <table:table-cell office:value-type="float" office:value="1297.4" calcext:value-type="float">
            <text:p>1297.4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2" calcext:value-type="float">
            <text:p>1252</text:p>
          </table:table-cell>
          <table:table-cell office:value-type="float" office:value="1253.61" calcext:value-type="float">
            <text:p>1253.61</text:p>
          </table:table-cell>
          <table:table-cell office:value-type="float" office:value="1316.48" calcext:value-type="float">
            <text:p>1316.48</text:p>
          </table:table-cell>
          <table:table-cell office:value-type="float" office:value="1326.81" calcext:value-type="float">
            <text:p>1326.81</text:p>
          </table:table-cell>
          <table:table-cell office:value-type="float" office:value="1319.95" calcext:value-type="float">
            <text:p>1319.95</text:p>
          </table:table-cell>
          <table:table-cell office:value-type="float" office:value="1265.69" calcext:value-type="float">
            <text:p>1265.69</text:p>
          </table:table-cell>
          <table:table-cell table:number-columns-repeated="2" office:value-type="float" office:value="1320.91" calcext:value-type="float">
            <text:p>1320.9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24.7" calcext:value-type="float">
            <text:p>1324.7</text:p>
          </table:table-cell>
          <table:table-cell office:value-type="float" office:value="1364.7" calcext:value-type="float">
            <text:p>1364.7</text:p>
          </table:table-cell>
          <table:table-cell office:value-type="float" office:value="1329.57" calcext:value-type="float">
            <text:p>1329.57</text:p>
          </table:table-cell>
          <table:table-cell office:value-type="float" office:value="1350.35" calcext:value-type="float">
            <text:p>1350.35</text:p>
          </table:table-cell>
          <table:table-cell office:value-type="float" office:value="1289.95" calcext:value-type="float">
            <text:p>1289.95</text:p>
          </table:table-cell>
          <table:table-cell office:value-type="float" office:value="1237.09" calcext:value-type="float">
            <text:p>1237.09</text:p>
          </table:table-cell>
          <table:table-cell office:value-type="float" office:value="1260.24" calcext:value-type="float">
            <text:p>1260.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1.26" calcext:value-type="float">
            <text:p>1281.26</text:p>
          </table:table-cell>
          <table:table-cell office:value-type="float" office:value="1272.62" calcext:value-type="float">
            <text:p>1272.62</text:p>
          </table:table-cell>
          <table:table-cell office:value-type="float" office:value="1344.08" calcext:value-type="float">
            <text:p>1344.08</text:p>
          </table:table-cell>
          <table:table-cell office:value-type="float" office:value="1279.49" calcext:value-type="float">
            <text:p>1279.49</text:p>
          </table:table-cell>
          <table:table-cell office:value-type="float" office:value="1344.4" calcext:value-type="float">
            <text:p>1344.4</text:p>
          </table:table-cell>
          <table:table-cell office:value-type="float" office:value="1280.46" calcext:value-type="float">
            <text:p>1280.46</text:p>
          </table:table-cell>
          <table:table-cell table:number-columns-repeated="2" office:value-type="float" office:value="1266.92" calcext:value-type="float">
            <text:p>1266.9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6.46" calcext:value-type="float">
            <text:p>1366.46</text:p>
          </table:table-cell>
          <table:table-cell office:value-type="float" office:value="1314.67" calcext:value-type="float">
            <text:p>1314.67</text:p>
          </table:table-cell>
          <table:table-cell office:value-type="float" office:value="1430.86" calcext:value-type="float">
            <text:p>1430.86</text:p>
          </table:table-cell>
          <table:table-cell office:value-type="float" office:value="1358.02" calcext:value-type="float">
            <text:p>1358.02</text:p>
          </table:table-cell>
          <table:table-cell office:value-type="float" office:value="1355.7" calcext:value-type="float">
            <text:p>1355.7</text:p>
          </table:table-cell>
          <table:table-cell office:value-type="float" office:value="1319.93" calcext:value-type="float">
            <text:p>1319.93</text:p>
          </table:table-cell>
          <table:table-cell table:number-columns-repeated="2" office:value-type="float" office:value="1323.1" calcext:value-type="float">
            <text:p>1323.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332.01" calcext:value-type="float">
            <text:p>1332.01</text:p>
          </table:table-cell>
          <table:table-cell office:value-type="float" office:value="1358.99" calcext:value-type="float">
            <text:p>1358.99</text:p>
          </table:table-cell>
          <table:table-cell office:value-type="float" office:value="1332.01" calcext:value-type="float">
            <text:p>1332.01</text:p>
          </table:table-cell>
          <table:table-cell office:value-type="float" office:value="1369.07" calcext:value-type="float">
            <text:p>1369.07</text:p>
          </table:table-cell>
          <table:table-cell office:value-type="float" office:value="1258.24" calcext:value-type="float">
            <text:p>1258.24</text:p>
          </table:table-cell>
          <table:table-cell table:number-columns-repeated="2" office:value-type="float" office:value="1363.18" calcext:value-type="float">
            <text:p>1363.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65.2" calcext:value-type="float">
            <text:p>1365.2</text:p>
          </table:table-cell>
          <table:table-cell office:value-type="float" office:value="1302.25" calcext:value-type="float">
            <text:p>1302.25</text:p>
          </table:table-cell>
          <table:table-cell office:value-type="float" office:value="1367.35" calcext:value-type="float">
            <text:p>1367.35</text:p>
          </table:table-cell>
          <table:table-cell office:value-type="float" office:value="1344.46" calcext:value-type="float">
            <text:p>1344.46</text:p>
          </table:table-cell>
          <table:table-cell office:value-type="float" office:value="1329.36" calcext:value-type="float">
            <text:p>1329.36</text:p>
          </table:table-cell>
          <table:table-cell office:value-type="float" office:value="1257.74" calcext:value-type="float">
            <text:p>1257.74</text:p>
          </table:table-cell>
          <table:table-cell office:value-type="float" office:value="1291.88" calcext:value-type="float">
            <text:p>1291.88</text:p>
          </table:table-cell>
          <table:table-cell office:value-type="float" office:value="1295.67" calcext:value-type="float">
            <text:p>1295.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88.51" calcext:value-type="float">
            <text:p>1288.51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299.34" calcext:value-type="float">
            <text:p>1299.34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1333.17" calcext:value-type="float">
            <text:p>1333.17</text:p>
          </table:table-cell>
          <table:table-cell office:value-type="float" office:value="1250.98" calcext:value-type="float">
            <text:p>1250.98</text:p>
          </table:table-cell>
          <table:table-cell table:number-columns-repeated="2" office:value-type="float" office:value="1252.36" calcext:value-type="float">
            <text:p>1252.36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AVERAGE([.B2:.B24])" office:value-type="float" office:value="1172.27217391304" calcext:value-type="float">
            <text:p>1172.27217391304</text:p>
          </table:table-cell>
          <table:table-cell table:style-name="Default" table:formula="of:=AVERAGE([.C2:.C24])" office:value-type="float" office:value="1182.32130434783" calcext:value-type="float">
            <text:p>1182.32130434783</text:p>
          </table:table-cell>
          <table:table-cell table:style-name="Default" table:formula="of:=AVERAGE([.D2:.D24])" office:value-type="float" office:value="1212.36434782609" calcext:value-type="float">
            <text:p>1212.36434782609</text:p>
          </table:table-cell>
          <table:table-cell table:style-name="Default" table:formula="of:=AVERAGE([.E2:.E24])" office:value-type="float" office:value="1185.30652173913" calcext:value-type="float">
            <text:p>1185.30652173913</text:p>
          </table:table-cell>
          <table:table-cell table:style-name="Default" table:formula="of:=AVERAGE([.F2:.F24])" office:value-type="float" office:value="1183.63434782609" calcext:value-type="float">
            <text:p>1183.63434782609</text:p>
          </table:table-cell>
          <table:table-cell table:style-name="Default" table:formula="of:=AVERAGE([.G2:.G24])" office:value-type="float" office:value="1164.06913043478" calcext:value-type="float">
            <text:p>1164.06913043478</text:p>
          </table:table-cell>
          <table:table-cell table:style-name="Default" table:formula="of:=AVERAGE([.H2:.H24])" office:value-type="float" office:value="1143.01217391304" calcext:value-type="float">
            <text:p>1143.01217391304</text:p>
          </table:table-cell>
          <table:table-cell table:style-name="Good" table:formula="of:=AVERAGE([.I2:.I24])" office:value-type="float" office:value="1134.39347826087" calcext:value-type="float">
            <text:p>1134.39347826087</text:p>
          </table:table-cell>
          <table:table-cell table:number-columns-repeated="2"/>
        </table:table-row>
        <calcext:conditional-formats>
          <calcext:conditional-format calcext:target-range-address="Sheet1.B2:Sheet1.I24">
            <calcext:condition calcext:apply-style-name="Good" calcext:value="formula-is([.B2]=MIN([.$B2:.$I2])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1:56:12.668742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55:59.176566384</meta:creation-date>
    <meta:generator>LibreOffice/7.6.6.3$Linux_X86_64 LibreOffice_project/60$Build-3</meta:generator>
    <dc:date>2024-05-01T18:18:08.787415633</dc:date>
    <meta:editing-duration>P1DT40M9S</meta:editing-duration>
    <meta:editing-cycles>184</meta:editing-cycles>
    <meta:document-statistic meta:table-count="1" meta:cell-count="239" meta:object-count="0"/>
  </office:meta>
</office:document-meta>
</file>